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3c53" officeooo:paragraph-rsid="001d3c53"/>
    </style:style>
    <style:style style:name="P2" style:family="paragraph" style:parent-style-name="Standard">
      <style:text-properties fo:font-size="14pt" fo:font-weight="bold" officeooo:rsid="001d3c53" officeooo:paragraph-rsid="001d4b38" style:font-size-asian="14pt" style:font-weight-asian="bold" style:font-size-complex="14pt" style:font-weight-complex="bold"/>
    </style:style>
    <style:style style:name="P3" style:family="paragraph" style:parent-style-name="Standard">
      <style:text-properties fo:font-size="14pt" fo:font-weight="bold" officeooo:rsid="001d4b38" officeooo:paragraph-rsid="001d4b38" style:font-size-asian="14pt" style:font-weight-asian="bold" style:font-size-complex="14pt" style:font-weight-complex="bold"/>
    </style:style>
    <style:style style:name="P4" style:family="paragraph" style:parent-style-name="Standard">
      <style:text-properties fo:font-size="14pt" fo:font-weight="normal" officeooo:rsid="001d4b38" officeooo:paragraph-rsid="001d4b38" style:font-size-asian="14pt" style:font-weight-asian="normal" style:font-size-complex="14pt" style:font-weight-complex="normal"/>
    </style:style>
    <style:style style:name="P5" style:family="paragraph" style:parent-style-name="Standard">
      <style:text-properties fo:font-size="12pt" fo:font-weight="bold" officeooo:rsid="001d4b38" officeooo:paragraph-rsid="001d4b38" style:font-size-asian="12pt" style:font-weight-asian="bold" style:font-size-complex="12pt" style:font-weight-complex="bold"/>
    </style:style>
    <style:style style:name="P6" style:family="paragraph" style:parent-style-name="Standard">
      <style:text-properties fo:font-size="12pt" fo:font-weight="normal" officeooo:rsid="0022bb5b" officeooo:paragraph-rsid="0022bb5b" style:font-size-asian="12pt" style:font-weight-asian="normal" style:font-size-complex="12pt" style:font-weight-complex="normal"/>
    </style:style>
    <style:style style:name="P7" style:family="paragraph" style:parent-style-name="Standard">
      <style:text-properties fo:font-size="12pt" fo:font-weight="normal" officeooo:rsid="0022bb5b" officeooo:paragraph-rsid="00230706" style:font-size-asian="12pt" style:font-weight-asian="normal" style:font-size-complex="12pt" style:font-weight-complex="normal"/>
    </style:style>
    <style:style style:name="P8" style:family="paragraph" style:parent-style-name="Standard">
      <style:text-properties fo:font-size="12pt" fo:font-weight="normal" officeooo:rsid="00230706" officeooo:paragraph-rsid="00230706" style:font-size-asian="12pt" style:font-weight-asian="normal" style:font-size-complex="12pt" style:font-weight-complex="normal"/>
    </style:style>
    <style:style style:name="P9" style:family="paragraph" style:parent-style-name="Standard">
      <style:text-properties officeooo:paragraph-rsid="001d4b38"/>
    </style:style>
    <style:style style:name="P10" style:family="paragraph" style:parent-style-name="Standard">
      <style:text-properties officeooo:rsid="001dceb9" officeooo:paragraph-rsid="001dceb9"/>
    </style:style>
    <style:style style:name="P11" style:family="paragraph" style:parent-style-name="Standard">
      <style:text-properties officeooo:rsid="001dceb9" officeooo:paragraph-rsid="001e3ddb"/>
    </style:style>
    <style:style style:name="P12" style:family="paragraph" style:parent-style-name="Standard">
      <style:text-properties officeooo:paragraph-rsid="00230706"/>
    </style:style>
    <style:style style:name="P13" style:family="paragraph" style:parent-style-name="Standard">
      <style:text-properties officeooo:paragraph-rsid="00277a13"/>
    </style:style>
    <style:style style:name="T1" style:family="text">
      <style:text-properties officeooo:rsid="001d4b38"/>
    </style:style>
    <style:style style:name="T2" style:family="text">
      <style:text-properties fo:font-weight="normal" style:font-weight-asian="normal" style:font-weight-complex="normal"/>
    </style:style>
    <style:style style:name="T3" style:family="text">
      <style:text-properties fo:font-weight="normal" officeooo:rsid="001e3ddb" style:font-weight-asian="normal" style:font-weight-complex="normal"/>
    </style:style>
    <style:style style:name="T4" style:family="text">
      <style:text-properties fo:font-weight="normal" officeooo:rsid="001f5578" style:font-weight-asian="normal"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1d4b38" style:font-size-asian="12pt" style:font-weight-asian="normal" style:font-size-complex="12pt" style:font-weight-complex="normal"/>
    </style:style>
    <style:style style:name="T7" style:family="text">
      <style:text-properties fo:font-size="12pt" fo:font-weight="normal" officeooo:rsid="001dceb9" style:font-size-asian="12pt" style:font-weight-asian="normal" style:font-size-complex="12pt" style:font-weight-complex="normal"/>
    </style:style>
    <style:style style:name="T8" style:family="text">
      <style:text-properties fo:font-size="12pt" fo:font-weight="normal" officeooo:rsid="001e3ddb" style:font-size-asian="12pt" style:font-weight-asian="normal" style:font-size-complex="12pt" style:font-weight-complex="normal"/>
    </style:style>
    <style:style style:name="T9" style:family="text">
      <style:text-properties fo:font-size="12pt" fo:font-weight="normal" officeooo:rsid="0022bb5b" style:font-size-asian="12pt" style:font-weight-asian="normal" style:font-size-complex="12pt" style:font-weight-complex="normal"/>
    </style:style>
    <style:style style:name="T10" style:family="text">
      <style:text-properties fo:font-size="12pt" fo:font-weight="normal" officeooo:rsid="00230706" style:font-size-asian="12pt" style:font-weight-asian="normal" style:font-size-complex="12pt" style:font-weight-complex="normal"/>
    </style:style>
    <style:style style:name="T11" style:family="text">
      <style:text-properties fo:font-size="12pt" fo:font-weight="normal" officeooo:rsid="00277a13" style:font-size-asian="12pt" style:font-weight-asian="normal" style:font-size-complex="12pt" style:font-weight-complex="normal"/>
    </style:style>
    <style:style style:name="T12" style:family="text">
      <style:text-properties fo:font-size="12pt" fo:font-weight="normal" officeooo:rsid="002950ab" style:font-size-asian="12pt" style:font-weight-asian="normal" style:font-size-complex="12pt" style:font-weight-complex="normal"/>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bold" officeooo:rsid="001d4b38" style:font-size-asian="12pt" style:font-weight-asian="bold" style:font-size-complex="12pt" style:font-weight-complex="bold"/>
    </style:style>
    <style:style style:name="T15" style:family="text">
      <style:text-properties fo:font-size="12pt" fo:font-weight="bold" officeooo:rsid="001e3ddb" style:font-size-asian="12pt" style:font-weight-asian="bold" style:font-size-complex="12pt" style:font-weight-complex="bold"/>
    </style:style>
    <style:style style:name="T16" style:family="text">
      <style:text-properties fo:font-size="12pt" fo:font-weight="bold" officeooo:rsid="00230706" style:font-size-asian="12pt" style:font-weight-asian="bold" style:font-size-complex="12pt" style:font-weight-complex="bold"/>
    </style:style>
    <style:style style:name="T17" style:family="text">
      <style:text-properties fo:font-weight="bold" style:font-weight-asian="bold" style:font-weight-complex="bold"/>
    </style:style>
    <style:style style:name="T18" style:family="text">
      <style:text-properties officeooo:rsid="001e3ddb"/>
    </style:style>
    <style:style style:name="T19" style:family="text">
      <style:text-properties officeooo:rsid="001f5578"/>
    </style:style>
    <style:style style:name="T20" style:family="text">
      <style:text-properties fo:font-size="14pt" fo:font-weight="bold" officeooo:rsid="001d3c53" style:font-size-asian="14pt" style:font-weight-asian="bold" style:font-size-complex="14pt" style:font-weight-complex="bold"/>
    </style:style>
    <style:style style:name="T21" style:family="text">
      <style:text-properties officeooo:rsid="00230706"/>
    </style:style>
    <style:style style:name="T22" style:family="text">
      <style:text-properties officeooo:rsid="002597ca"/>
    </style:style>
    <style:style style:name="T23" style:family="text">
      <style:text-properties officeooo:rsid="00277a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IDICE</text:p>
      <text:p text:style-name="P1"/>
      <text:p text:style-name="P1">1 .- Instrucciones de <text:span text:style-name="T1">ejecución</text:span></text:p>
      <text:p text:style-name="P1"/>
      <text:p text:style-name="P1">2.- Arquitectura</text:p>
      <text:p text:style-name="P1"/>
      <text:p text:style-name="P1">3.- Mejoras </text:p>
      <text:p text:style-name="P1"/>
      <text:p text:style-name="P1"/>
      <text:p text:style-name="P1"/>
      <text:p text:style-name="P2">1 .- Instrucciones de <text:span text:style-name="T1">ejecución</text:span></text:p>
      <text:p text:style-name="P2"/>
      <text:p text:style-name="P9"><text:span text:style-name="T20"><text:tab/></text:span><text:span text:style-name="T9">El código de la aplicación esta alojado en un repositorio de </text:span></text:p>
      <text:p text:style-name="P4"><text:tab/></text:p>
      <text:p text:style-name="P3"/>
      <text:p text:style-name="P2">2.- Arquitectura</text:p>
      <text:p text:style-name="P2"/>
      <text:p text:style-name="P2"><text:span text:style-name="T6">La arquitectura de la aplicación esta basada en un DDD, dividido en las siguientes capas:</text:span></text:p>
      <text:p text:style-name="P2"><text:span text:style-name="T6"/></text:p>
      <text:p text:style-name="P5">1 - <text:s/>WebAPI <text:s/>: <text:span text:style-name="T2">Proyecto de WebApi que contiene los controladores que exponen los recursos y la configuración del proyecto.</text:span></text:p>
      <text:p text:style-name="P5"><text:span text:style-name="T2"/></text:p>
      <text:p text:style-name="P9"><text:span text:style-name="T14">2 - <text:s/>Application <text:s/>:</text:span><text:span text:style-name="T6"> La capa de aplicación contiene los DTOs,</text:span><text:span text:style-name="T7"> los </text:span><text:span text:style-name="T6">servicios con la lógica de negocio </text:span><text:span text:style-name="T12">y los helper que sirven de apoyo a los servicios, con lógica reutilizable.</text:span></text:p>
      <text:p text:style-name="P9"><text:span text:style-name="T6"/></text:p>
      <text:p text:style-name="P10"><text:span text:style-name="T14">3 – </text:span><text:span text:style-name="T13">Domain</text:span><text:span text:style-name="T5"> : Esta capa contiene las entidades de negocio, las clases necesarias para implementar la auditoria por herencia y las interfaces de los repositorios.</text:span></text:p>
      <text:p text:style-name="P10"><text:span text:style-name="T5"/></text:p>
      <text:p text:style-name="P11"><text:span text:style-name="T13">4 – Infraestructure :</text:span><text:span text:style-name="T5"> </text:span><text:span text:style-name="T8">Esta capa está divida en varios proyectos.</text:span></text:p>
      <text:p text:style-name="P11"><text:span text:style-name="T5"/></text:p>
      <text:p text:style-name="P11"><text:span text:style-name="T5"><text:tab/></text:span><text:span text:style-name="T15">Data</text:span><text:span text:style-name="T8"> : E</text:span><text:span text:style-name="T5">n esta capa se encuentra </text:span><text:span text:style-name="T8">la implementación del ORM (DbContext, migraciones, etc) y la implementación de los repositorios.</text:span></text:p>
      <text:p text:style-name="P5"><text:span text:style-name="T2"/></text:p>
      <text:p text:style-name="P5"><text:span text:style-name="T2"><text:tab/></text:span><text:span text:style-name="T18">CrossCutting</text:span><text:span text:style-name="T3"> : En esta </text:span><text:span text:style-name="T4">capa se encuentran las constantes, Excepciones y los métodos de extensión.</text:span></text:p>
      <text:p text:style-name="P5"><text:span text:style-name="T4"/></text:p>
      <text:p text:style-name="P5"><text:span text:style-name="T4"><text:tab/></text:span><text:span text:style-name="T19">Mapping</text:span><text:span text:style-name="T4"> : En esta capa está la implementación de la librería para los mapeos entre entidades (AutoMapper) y los profiles que definen como se deben mapear los datos.</text:span></text:p>
      <text:p text:style-name="P5"><text:span text:style-name="T4"/></text:p>
      <text:p text:style-name="P5"><text:span text:style-name="T4"><text:tab/></text:span><text:span text:style-name="T19">Services :</text:span><text:span text:style-name="T4"> En esta capa se encuentran los servicios que permiten implementar el bus de eventos y las tareas programadas.</text:span></text:p>
      <text:p text:style-name="P2"/>
      <text:p text:style-name="P2"/>
      <text:p text:style-name="P2">3.- Mejoras </text:p>
      <text:p text:style-name="P2"/>
      <text:p text:style-name="P2"><text:tab/><text:span text:style-name="T9">Entre las posibles mejoras que se me ocurren a primera vista, etarian las siguientes:</text:span></text:p>
      <text:p text:style-name="P2"/>
      <text:p text:style-name="P6">1 – Sería necesario implementar un <text:span text:style-name="T17">sistema de autenticación</text:span>. Mi idea era implementar JWT, pero por falta de tiempo no me ha sido posible.</text:p>
      <text:p text:style-name="P6"/>
      <text:p text:style-name="P7"><text:soft-page-break/>2 – El <text:span text:style-name="T17">control de excepciones</text:span> es muy pobre (esto es aplicable a todas las capas del proyecto). <text:span text:style-name="T21">D</text:span>esde mi punto de vista, sería necesario devolver en las llamadas <text:span text:style-name="T21">al API, </text:span>además del código correspondiente, información <text:span text:style-name="T21">descriptiva </text:span>sobre el error. </text:p>
      <text:p text:style-name="P7"><text:tab/>En las capas de servicios y repositorio<text:span text:style-name="T22">s</text:span> se podrían crear excepciones personalizadas para los errores m<text:span text:style-name="T21">á</text:span>s comunes <text:span text:style-name="T21">(en el caso de que no existan en el framework).</text:span></text:p>
      <text:p text:style-name="P7"/>
      <text:p text:style-name="P8">3 – En el caso del <text:span text:style-name="T17">bus de eventos</text:span>, para la prueba he creado una cuenta con un proveedor gratuito, que en ningún caso sería una solución factible para un entorno de producción.</text:p>
      <text:p text:style-name="P8"/>
      <text:p text:style-name="P12"><text:span text:style-name="T10">4 – Sería <text:s/>recomendable </text:span><text:span text:style-name="T16">documentar el código</text:span><text:span text:style-name="T10"> con comentarios XML. Esto además de permitir que el intelliSense de Visual Studio nos aporte información sobre los métodos, nos permitiría mediante herramientas externas crear una documentación de las clases del proyecto.</text:span></text:p>
      <text:p text:style-name="P12"><text:span text:style-name="T10"/></text:p>
      <text:p text:style-name="P13"><text:span text:style-name="T10">5 – </text:span><text:span text:style-name="T11">Escribir test para toda la aplicación. Se ha creado algún test de ejemplo, pero por falta de tiempo ha sido imposible crearlos todos.</text:span></text:p>
      <text:p text:style-name="P1"><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08T20:44:29.768000000</meta:creation-date>
    <dc:date>2020-09-09T21:48:29.486000000</dc:date>
    <meta:editing-duration>PT1H31M48S</meta:editing-duration>
    <meta:editing-cycles>6</meta:editing-cycles>
    <meta:generator>LibreOffice/6.3.1.2$Windows_X86_64 LibreOffice_project/b79626edf0065ac373bd1df5c28bd630b4424273</meta:generator>
    <meta:document-statistic meta:table-count="0" meta:image-count="0" meta:object-count="0" meta:page-count="2" meta:paragraph-count="26" meta:word-count="411" meta:character-count="2519" meta:non-whitespace-character-count="2107"/>
  </office:meta>
</office:document-meta>
</file>